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728cm" fo:min-width="12.962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2.876cm" fo:min-width="12.962cm"/>
    </style:style>
    <style:style style:name="gr3" style:family="graphic" style:parent-style-name="standard">
      <style:graphic-properties draw:fill-color="#009900" draw:textarea-horizontal-align="justify" draw:textarea-vertical-align="middle" draw:auto-grow-height="false" fo:min-height="1.728cm" fo:min-width="12.962cm"/>
    </style:style>
    <style:style style:name="gr4" style:family="graphic" style:parent-style-name="standard">
      <style:graphic-properties draw:fill-color="#009900" draw:textarea-horizontal-align="justify" draw:textarea-vertical-align="middle" draw:auto-grow-height="false" fo:min-height="2.948cm" fo:min-width="12.962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728cm" fo:min-width="12.962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2.953cm" fo:min-width="12.962cm"/>
    </style:style>
    <style:style style:name="P1" style:family="paragraph">
      <style:paragraph-properties fo:text-align="start"/>
    </style:style>
    <style:style style:name="P2" style:family="paragraph">
      <loext:graphic-properties draw:fill-color="#ff0000"/>
      <style:paragraph-properties fo:text-align="start"/>
    </style:style>
    <style:style style:name="P3" style:family="paragraph">
      <loext:graphic-properties draw:fill-color="#009900"/>
      <style:paragraph-properties fo:text-align="start"/>
    </style:style>
    <style:style style:name="P4" style:family="paragraph">
      <loext:graphic-properties draw:fill-color="#dddddd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462cm" svg:height="1.978cm" svg:x="4.556cm" svg:y="2.832cm">
          <text:p text:style-name="P1">Working Folde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462cm" svg:height="3.126cm" svg:x="4.556cm" svg:y="4.732cm">
          <text:p text:style-name="P1">~/workspace/git-github-tutorial</text:p>
          <text:p text:style-name="P1">Contains all files in the project folder, both files that are in Git and not in Git. These files will appear in red text.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462cm" svg:height="1.978cm" svg:x="4.556cm" svg:y="8.032cm">
          <text:p text:style-name="P1">Staging Area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.462cm" svg:height="3.198cm" svg:x="4.556cm" svg:y="9.932cm">
          <text:p text:style-name="P1">Contains files that have been added using $ git add, but have not yet been committed with $ git commit. These files will appear in green text.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3.462cm" svg:height="1.978cm" svg:x="4.556cm" svg:y="13.869cm">
          <text:p text:style-name="P1">Local Repository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3.462cm" svg:height="3.203cm" svg:x="4.556cm" svg:y="15.769cm">
          <text:p text:style-name="P1">~/workspace/git-github-tutorial/.git</text:p>
          <text:p text:style-name="P1">Contains all files in the project folder, both files that are in Git and not in Git. These files will appear in red text.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3.462cm" svg:height="1.978cm" svg:x="4.556cm" svg:y="19.569cm">
          <text:p text:style-name="P1">Remote Repository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3.462cm" svg:height="3.203cm" svg:x="4.556cm" svg:y="21.469cm">
          <text:p text:style-name="P1">~/workspace/git-github-tutorial/.git</text:p>
          <text:p text:style-name="P1">Contains all files in the project folder, both files that are in Git and not in Git. These files will appear in red text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5T11:09:22.001819571</meta:creation-date>
    <dc:date>2016-07-05T11:38:16.675451670</dc:date>
    <meta:editing-duration>PT7M37S</meta:editing-duration>
    <meta:editing-cycles>1</meta:editing-cycles>
    <meta:document-statistic meta:object-count="8"/>
    <meta:generator>LibreOffice/5.1.4.2$Linux_X86_64 LibreOffice_project/10m0$Build-2</meta:generator>
  </office:meta>
</office:document-meta>
</file>